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4.955cm"/>
    </style:style>
    <style:style style:name="co11" style:family="table-column">
      <style:table-column-properties fo:break-before="auto" style:column-width="10.523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6.127cm"/>
    </style:style>
    <style:style style:name="co14" style:family="table-column">
      <style:table-column-properties fo:break-before="auto" style:column-width="2.36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book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wrap-option="wrap"/>
      <style:text-properties fo:color="#3a3935" style:font-name="Arial1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9" style:family="table-cell" style:parent-style-name="Default">
      <style:table-cell-properties fo:wrap-option="wrap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font-name="Arial1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ebooks" table:style-name="ta3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Default"/>
        <table:table-column table:style-name="co6" table:number-columns-repeated="8" table:default-cell-style-name="ce5"/>
        <table:table-column table:style-name="co12" table:number-columns-repeated="237" table:default-cell-style-name="ce5"/>
        <table:table-column table:style-name="co14" table:number-columns-repeated="768" table:default-cell-style-name="ce5"/>
        <table:table-column table:style-name="co14" table:number-columns-repeated="2" table:default-cell-style-name="Default"/>
        <table:table-row table:style-name="ro2">
          <table:table-cell table:style-name="ce1" office:value-type="string">
            <text:p>Titel</text:p>
          </table:table-cell>
          <table:table-cell table:style-name="ce1" office:value-type="string">
            <text:p>Titel_kurz</text:p>
          </table:table-cell>
          <table:table-cell table:style-name="ce7" office:value-type="string">
            <text:p>Urheber</text:p>
          </table:table-cell>
          <table:table-cell table:style-name="ce7" office:value-type="string">
            <text:p>Urheber_kurz</text:p>
          </table:table-cell>
          <table:table-cell table:style-name="ce1" office:value-type="string">
            <text:p>Lokalisierung</text:p>
          </table:table-cell>
          <table:table-cell table:style-name="ce1" office:value-type="string">
            <text:p>ebook_id</text:p>
          </table:table-cell>
          <table:table-cell table:style-name="ce1" office:value-type="string">
            <text:p>Rubyinput</text:p>
          </table:table-cell>
          <table:table-cell table:style-name="ce1" office:value-type="string">
            <text:p>Latexbefehl</text:p>
          </table:table-cell>
          <table:table-cell/>
          <table:table-cell table:style-name="ce1" table:number-columns-repeated="1008"/>
          <table:table-cell table:style-name="ce7" table:number-columns-repeated="5"/>
          <table:table-cell table:number-columns-repeated="2"/>
        </table:table-row>
        <table:table-row table:style-name="ro4">
          <table:table-cell table:style-name="ce2" office:value-type="string">
            <text:p>Mentales Training: Grundlagen und Anwendung in Sport, Rehabilitation, Arbeit und Wirtschaft</text:p>
          </table:table-cell>
          <table:table-cell table:style-name="ce6" table:formula="of:=IF(LEN([.A2])&gt;[parameter.$B$1];CONCATENATE(LEFT([.A2];[parameter.$B$1]-3);&quot;...&quot;);[.A2])" office:value-type="string" office:string-value="Mentales Training: Grundlagen und Anw...">
            <text:p>Mentales Training: Grundlagen und Anw...</text:p>
          </table:table-cell>
          <table:table-cell table:style-name="ce2" office:value-type="string">
            <text:p>Jan Mayer; Hans-Dieter Hermann</text:p>
          </table:table-cell>
          <table:table-cell table:style-name="ce6" table:formula="of:=IF(LEN([.C2])&gt;[parameter.$B$1];CONCATENATE(LEFT([.C2];[parameter.$B$1]-3);&quot;...&quot;);[.C2])" office:value-type="string" office:string-value="Jan Mayer; Hans-Dieter Hermann">
            <text:p>Jan Mayer; Hans-Dieter Hermann</text:p>
          </table:table-cell>
          <table:table-cell table:style-name="ce8" office:value-type="string">
            <text:p>LBS/ZX 7170 M468</text:p>
          </table:table-cell>
          <table:table-cell table:style-name="ce10" office:value-type="float" office:value="228344530">
            <text:p>228344530</text:p>
          </table:table-cell>
          <table:table-cell table:style-name="ce4" table:formula="of:=CONCATENATE(&quot;'&quot;;[.F2];&quot;',&quot;)" office:value-type="string" office:string-value="'228344530',">
            <text:p>'228344530',</text:p>
          </table:table-cell>
          <table:table-cell table:style-name="ce13" table:formula="of:=CONCATENATE(&quot;&amp;&amp;&amp;\\ &amp; \parbox[0pt][1.6em][c]{0cm}{} \color{w}{&quot;;[.$D2];&quot;}&amp;&amp;\multirow{3}{*}{\color{b}{\small &quot;;[.E2];&quot;}} \\&amp; \parbox[0pt][1.6em][c]{0cm}{} \color{w}{\hspace{10mm} &quot;;[.$B2];&quot;}&amp;&amp;\\ \multirow{-5}{*}{\includegraphics[width=1.3cm]{./images/icon_ebook.png}}&amp;\parbox[0pt][1.6em][c]{0cm}{}\color{w}&quot;;[parameter.$B$2];&quot;{{\bf &quot;;[.$F2];&quot;}&quot;;&quot;}&amp;\multirow{-7}{*}{\includegraphics[width=1.7cm]{./images/barcode&quot;;[.$F2];&quot;.png}}&amp;\\ &amp;&amp;&amp;\\&quot;)" office:value-type="string" office:string-value="&amp;&amp;&amp;\\ &amp; \parbox[0pt][1.6em][c]{0cm}{} \color{w}{Jan Mayer; Hans-Dieter Hermann}&amp;&amp;\multirow{3}{*}{\color{b}{\small LBS/ZX 7170 M468}} \\&amp; \parbox[0pt][1.6em][c]{0cm}{} \color{w}{\hspace{10mm} Mentales Training: Grundlagen und Anw...}&amp;&amp;\\ \multirow{-5}{*}{\includegraphics[width=1.3cm]{./images/icon_ebook.png}}&amp;\parbox[0pt][1.6em][c]{0cm}{}\color{w}http://ulblink.tu-darmstadt.de/{{\bf 228344530}}&amp;\multirow{-7}{*}{\includegraphics[width=1.7cm]{./images/barcode228344530.png}}&amp;\\ &amp;&amp;&amp;\\">
            <text:p>&amp;&amp;&amp;\\ &amp; \parbox[0pt][1.6em][c]{0cm}{} \color{w}{Jan Mayer; Hans-Dieter Hermann}&amp;&amp;\multirow{3}{*}{\color{b}{\small LBS/ZX 7170 M468}} \\&amp; \parbox[0pt][1.6em][c]{0cm}{} \color{w}{\hspace{10mm} Mentales Training: Grundlagen und Anw...}&amp;&amp;\\ \multirow{-5}{*}{\includegraphics[width=1.3cm]{./images/icon_ebook.png}}&amp;\parbox[0pt][1.6em][c]{0cm}{}\color{w}http://ulblink.tu-darmstadt.de/{{\bf 228344530}}&amp;\multirow{-7}{*}{\includegraphics[width=1.7cm]{./images/barcode228344530.png}}&amp;\\ &amp;&amp;&amp;\\</text:p>
          </table:table-cell>
          <table:table-cell/>
          <table:table-cell table:style-name="ce4" table:number-columns-repeated="1013"/>
          <table:table-cell table:style-name="ce14"/>
          <table:table-cell/>
        </table:table-row>
        <table:table-row table:style-name="ro4">
          <table:table-cell table:style-name="ce2" office:value-type="string">
            <text:p>E-Sportbusiness: Online-Marketing und -Management für Sportvereine </text:p>
          </table:table-cell>
          <table:table-cell table:style-name="ce6" table:formula="of:=IF(LEN([.A3])&gt;40;CONCATENATE(LEFT([.A3];37);&quot;...&quot;);[.A3])" office:value-type="string" office:string-value="E-Sportbusiness: Online-Marketing und...">
            <text:p>E-Sportbusiness: Online-Marketing und...</text:p>
          </table:table-cell>
          <table:table-cell table:style-name="ce2" office:value-type="string">
            <text:p>Fischel, Bernd</text:p>
          </table:table-cell>
          <table:table-cell table:style-name="ce6" table:formula="of:=IF(LEN([.C3])&gt;[parameter.$B$1];CONCATENATE(LEFT([.C3];[parameter.$B$1]-3);&quot;...&quot;);[.C3])" office:value-type="string" office:string-value="Fischel, Bernd">
            <text:p>Fischel, Bernd</text:p>
          </table:table-cell>
          <table:table-cell table:style-name="ce9" office:value-type="string">
            <text:p>LBS/ZX 6900 F529</text:p>
          </table:table-cell>
          <table:table-cell table:style-name="ce11" office:value-type="float" office:value="128109696">
            <text:p>128109696</text:p>
          </table:table-cell>
          <table:table-cell table:style-name="ce4" table:formula="of:=CONCATENATE(&quot;'&quot;;[.F3];&quot;',&quot;)" office:value-type="string" office:string-value="'128109696',">
            <text:p>'128109696',</text:p>
          </table:table-cell>
          <table:table-cell table:style-name="ce13" table:formula="of:=IF([.$F3]=&quot;-&quot;;&quot;&quot;;CONCATENATE(&quot;&amp;&amp;&amp;\\ &amp; \parbox[0pt][1.6em][c]{0cm}{} \color{w}{&quot;;[.$C3];&quot;}&amp;&amp;\multirow{3}{*}{\color{b}{\small &quot;;[.E3];&quot;}} \\&amp; \parbox[0pt][1.6em][c]{0cm}{} \color{w}{\hspace{10mm} &quot;;[.$B3];&quot;}&amp;&amp;\\ \multirow{-5}{*}{\includegraphics[width=1.3cm]{./images/icon_ebook.png}}&amp;\parbox[0pt][1.6em][c]{0cm}{}\color{w}http://ulblink.tu-darmstadt.de/{{\bf &quot;;[.$F3];&quot;}&quot;;&quot;}&amp;\multirow{-7}{*}{\includegraphics[width=1.7cm]{./images/barcode&quot;;[.$F3];&quot;.png}}&amp;\\ &amp;&amp;&amp;\\&quot;))" office:value-type="string" office:string-value="&amp;&amp;&amp;\\ &amp; \parbox[0pt][1.6em][c]{0cm}{} \color{w}{Fischel, Bernd}&amp;&amp;\multirow{3}{*}{\color{b}{\small LBS/ZX 6900 F529}} \\&amp; \parbox[0pt][1.6em][c]{0cm}{} \color{w}{\hspace{10mm} E-Sportbusiness: Online-Marketing und...}&amp;&amp;\\ \multirow{-5}{*}{\includegraphics[width=1.3cm]{./images/icon_ebook.png}}&amp;\parbox[0pt][1.6em][c]{0cm}{}\color{w}http://ulblink.tu-darmstadt.de/{{\bf 128109696}}&amp;\multirow{-7}{*}{\includegraphics[width=1.7cm]{./images/barcode128109696.png}}&amp;\\ &amp;&amp;&amp;\\">
            <text:p>&amp;&amp;&amp;\\ &amp; \parbox[0pt][1.6em][c]{0cm}{} \color{w}{Fischel, Bernd}&amp;&amp;\multirow{3}{*}{\color{b}{\small LBS/ZX 6900 F529}} \\&amp; \parbox[0pt][1.6em][c]{0cm}{} \color{w}{\hspace{10mm} E-Sportbusiness: Online-Marketing und...}&amp;&amp;\\ \multirow{-5}{*}{\includegraphics[width=1.3cm]{./images/icon_ebook.png}}&amp;\parbox[0pt][1.6em][c]{0cm}{}\color{w}http://ulblink.tu-darmstadt.de/{{\bf 128109696}}&amp;\multirow{-7}{*}{\includegraphics[width=1.7cm]{./images/barcode128109696.png}}&amp;\\ &amp;&amp;&amp;\\</text:p>
          </table:table-cell>
          <table:table-cell/>
          <table:table-cell table:style-name="ce4" table:number-columns-repeated="1013"/>
          <table:table-cell table:style-name="ce14"/>
          <table:table-cell/>
        </table:table-row>
        <table:table-row table:style-name="ro4">
          <table:table-cell table:style-name="ce3" office:value-type="string">
            <text:p>Werkzeugmaschinen - Messtechnische Untersuchung und Beurteilung, dynamische Stabilität</text:p>
          </table:table-cell>
          <table:table-cell table:style-name="ce6" table:formula="of:=IF(LEN([.A4])&gt;40;CONCATENATE(LEFT([.A4];37);&quot;...&quot;);[.A4])" office:value-type="string" office:string-value="Werkzeugmaschinen - Messtechnische Un...">
            <text:p>Werkzeugmaschinen - Messtechnische Un...</text:p>
          </table:table-cell>
          <table:table-cell table:style-name="ce3" office:value-type="string">
            <text:p>Weck, M.</text:p>
          </table:table-cell>
          <table:table-cell table:style-name="ce6" table:formula="of:=IF(LEN([.C4])&gt;[parameter.$B$1];CONCATENATE(LEFT([.C4];[parameter.$B$1]-3);&quot;...&quot;);[.C4])" office:value-type="string" office:string-value="Weck, M.">
            <text:p>Weck, M.</text:p>
          </table:table-cell>
          <table:table-cell table:style-name="ce8" office:value-type="string">
            <text:p>LBS/ZL 6000 W387 -5 </text:p>
          </table:table-cell>
          <table:table-cell table:style-name="ce12" office:value-type="float" office:value="184930278">
            <text:p>184930278</text:p>
          </table:table-cell>
          <table:table-cell table:style-name="ce4" table:formula="of:=CONCATENATE(&quot;'&quot;;[.F4];&quot;',&quot;)" office:value-type="string" office:string-value="'184930278',">
            <text:p>'184930278',</text:p>
          </table:table-cell>
          <table:table-cell table:style-name="ce13" table:formula="of:=IF([.$F4]=&quot;-&quot;;&quot;&quot;;CONCATENATE(&quot;&amp;&amp;&amp;\\ &amp; \parbox[0pt][1.6em][c]{0cm}{} \color{w}{&quot;;[.$C4];&quot;}&amp;&amp;\multirow{3}{*}{\color{b}{\small &quot;;[.E4];&quot;}} \\&amp; \parbox[0pt][1.6em][c]{0cm}{} \color{w}{\hspace{10mm} &quot;;[.$B4];&quot;}&amp;&amp;\\ \multirow{-5}{*}{\includegraphics[width=1.3cm]{./images/icon_ebook.png}}&amp;\parbox[0pt][1.6em][c]{0cm}{}\color{w}http://ulblink.tu-darmstadt.de/{{\bf &quot;;[.$F4];&quot;}&quot;;&quot;}&amp;\multirow{-7}{*}{\includegraphics[width=1.7cm]{./images/barcode&quot;;[.$F4];&quot;.png}}&amp;\\ &amp;&amp;&amp;\\&quot;))" office:value-type="string" office:string-value="&amp;&amp;&amp;\\ &amp; \parbox[0pt][1.6em][c]{0cm}{} \color{w}{Weck, M.}&amp;&amp;\multirow{3}{*}{\color{b}{\small LBS/ZL 6000 W387 -5 }} \\&amp; \parbox[0pt][1.6em][c]{0cm}{} \color{w}{\hspace{10mm} Werkzeugmaschinen - Messtechnische Un...}&amp;&amp;\\ \multirow{-5}{*}{\includegraphics[width=1.3cm]{./images/icon_ebook.png}}&amp;\parbox[0pt][1.6em][c]{0cm}{}\color{w}http://ulblink.tu-darmstadt.de/{{\bf 184930278}}&amp;\multirow{-7}{*}{\includegraphics[width=1.7cm]{./images/barcode184930278.png}}&amp;\\ &amp;&amp;&amp;\\">
            <text:p>&amp;&amp;&amp;\\ &amp; \parbox[0pt][1.6em][c]{0cm}{} \color{w}{Weck, M.}&amp;&amp;\multirow{3}{*}{\color{b}{\small LBS/ZL 6000 W387 -5 }} \\&amp; \parbox[0pt][1.6em][c]{0cm}{} \color{w}{\hspace{10mm} Werkzeugmaschinen - Messtechnische Un...}&amp;&amp;\\ \multirow{-5}{*}{\includegraphics[width=1.3cm]{./images/icon_ebook.png}}&amp;\parbox[0pt][1.6em][c]{0cm}{}\color{w}http://ulblink.tu-darmstadt.de/{{\bf 184930278}}&amp;\multirow{-7}{*}{\includegraphics[width=1.7cm]{./images/barcode184930278.png}}&amp;\\ &amp;&amp;&amp;\\</text:p>
          </table:table-cell>
          <table:table-cell/>
          <table:table-cell table:style-name="ce4" table:number-columns-repeated="1013"/>
          <table:table-cell table:style-name="ce14"/>
          <table:table-cell/>
        </table:table-row>
        <table:table-row table:style-name="ro4">
          <table:table-cell table:style-name="ce4" table:number-columns-repeated="4"/>
          <table:table-cell table:style-name="ce9"/>
          <table:table-cell table:style-name="ce4" table:number-columns-repeated="3"/>
          <table:table-cell/>
          <table:table-cell table:style-name="ce4" table:number-columns-repeated="1013"/>
          <table:table-cell table:style-name="ce14"/>
          <table:table-cell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eter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maximale Zeichenzahl</text:p>
          </table:table-cell>
          <table:table-cell office:value-type="float" office:value="40">
            <text:p>40</text:p>
          </table:table-cell>
          <table:table-cell office:value-type="string">
            <text:p># Text auf dem Schild soll max. 40 Zeichen breit sein</text:p>
          </table:table-cell>
        </table:table-row>
        <table:table-row table:style-name="ro3">
          <table:table-cell office:value-type="string">
            <text:p>Basis-URL</text:p>
          </table:table-cell>
          <table:table-cell office:value-type="string">
            <text:p>http://ulblink.tu-darmstadt.de/</text:p>
          </table:table-cell>
          <table:table-cell office:value-type="string">
            <text:p># wird auf dem Schild angezeigt</text:p>
          </table:table-cell>
        </table:table-row>
      </table:table>
      <table:named-expressions>
        <table:named-expression table:name="Anfang" table:base-cell-address="$ebooks.$A$1" table:expression="$#REF!.$#REF!$#REF!"/>
      </table:named-expressions>
      <table:database-ranges>
        <table:database-range table:target-range-address="ebooks.A1:ebooks.AME1048170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.05.2011</text:date>, <text:time>18:1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books" style:display-name="PageStyle_ebook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lt" style:display-name="PageStyle_al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08T12:40:05</meta:creation-date>
    <dc:date>2011-05-07T18:13:15</dc:date>
    <meta:print-date>2009-07-13T14:14:09</meta:print-date>
    <meta:editing-cycles>327</meta:editing-cycles>
    <meta:editing-duration>PT45H35M41S</meta:editing-duration>
    <meta:generator>OpenOffice.org/3.2$Linux OpenOffice.org_project/320m12$Build-9483</meta:generator>
    <dc:creator>mitesser </dc:creator>
    <meta:document-statistic meta:table-count="2" meta:cell-count="38" meta:object-count="0"/>
    <meta:user-defined meta:name="Info 1"/>
    <meta:user-defined meta:name="Info 2"/>
    <meta:user-defined meta:name="Info 3"/>
    <meta:user-defined meta:name="Info 4"/>
  </office:meta>
</office:document-meta>
</file>